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Roman1" svg:font-family="Times-Roman" style:font-family-generic="roman"/>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master-page-name="Standard">
      <style:paragraph-properties fo:margin-top="0in" fo:margin-bottom="0.222in" fo:text-align="start" style:justify-single-word="false" style:page-number="auto"/>
    </style:style>
    <style:style style:name="T1" style:family="text">
      <style:text-properties fo:color="#000000" style:font-name="Times-Roman1" fo:font-size="24pt" fo:font-weight="bold" style:font-size-asian="24pt" style:font-weight-asian="bold"/>
    </style:style>
    <style:style style:name="T2" style:family="text">
      <style:text-properties fo:color="#000000" style:font-name="Times-Roman1" fo:font-size="12pt" fo:font-weight="normal" style:font-size-asian="12pt"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JULIAN ASSANGE AT OCCUPY LSX - ST PAUL'S CATHEDRAL</text:span></text:p>
      <text:p text:style-name="P1"/>
      <text:p text:style-name="P1"><text:span text:style-name="T2">Occupy the London Stock Exchange - Saturday 15 October 2011</text:span></text:p>
      <text:p text:style-name="P1"/>
      <text:p text:style-name="P1"><text:span text:style-name="T2">sources: </text:span></text:p>
      <text:p text:style-name="P1"><text:span text:style-name="T2">http://www.youtube.com/watch?v=esnypOKpBgs</text:span></text:p>
      <text:p text:style-name="P1"><text:span text:style-name="T2">http://www.wikileaks-forum.com/index.php?topic=5378.0</text:span></text:p>
      <text:p text:style-name="P1"/>
      <text:p text:style-name="Standard"><text:span text:style-name="T2">"Like all of you, I have had difficulty getting in here today, that started with my signing on the bail in Norfolk - my 323rd day - and ended with getting through the kettling. But there's many people who haven't yet been able to get through - these guys over here.And I hope that they will be able to, and you will not accept the kettling. I've always wanted to say - we are all individual, and all of us are very naughty boys and girls. But to be serious, what is happening here today is a culmination of dreams that many people all over the world have worked towards. From Cairo to London. What we face today is the systematized destruction of the Rule of Law. People are being laundered through Guantanamo Bay to evade the Rule of Law, and money is being laundered through the Cayman Islands and London to evade the Rule of Law. This movement is not about the destruction of Law; It is about the construction of Law. Thank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Roman1" svg:font-family="Times-Roman" style:font-family-generic="roman"/>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46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19T18:21:37</dc:date>
    <meta:document-statistic meta:table-count="0" meta:image-count="0" meta:object-count="0" meta:page-count="1" meta:paragraph-count="6" meta:word-count="197" meta:character-count="1144" meta:non-whitespace-character-count="952"/>
    <meta:generator>LibreOffice/3.5$MacOSX_x86 LibreOffice_project/281b639-6baa1d3-ef66a77-d866f25-f36d45f</meta:generator>
  </office:meta>
</office:document-meta>
</file>